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P4" style:family="paragraph" style:parent-style-name="arial">
      <style:paragraph-properties fo:line-height="150%"/>
      <style:text-properties style:font-name="Times New Roman" fo:font-style="normal" officeooo:rsid="00d11a8c" officeooo:paragraph-rsid="00d11a8c" style:font-style-asian="normal" style:font-style-complex="normal"/>
    </style:style>
    <style:style style:name="P5" style:family="paragraph" style:parent-style-name="arial">
      <style:paragraph-properties fo:line-height="150%"/>
      <style:text-properties style:font-name="Times New Roman" fo:font-style="italic" officeooo:rsid="00c99067" officeooo:paragraph-rsid="00c99067" style:font-style-asian="italic" style:font-style-complex="italic"/>
    </style:style>
    <style:style style:name="P6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c99067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d1c505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e21952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e5fb2e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arial">
      <style:paragraph-properties fo:line-height="150%"/>
      <style:text-properties style:font-name="Times New Roman" fo:font-size="20pt" fo:font-style="normal" fo:font-weight="bold" officeooo:rsid="00dcf289" officeooo:paragraph-rsid="00dcf289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c35c3b" style:font-style-asian="normal" style:font-style-complex="normal"/>
    </style:style>
    <style:style style:name="P12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8fc346" style:font-style-asian="normal" style:font-style-complex="normal"/>
    </style:style>
    <style:style style:name="P13" style:family="paragraph" style:parent-style-name="arial" style:list-style-name="L1">
      <style:paragraph-properties fo:line-height="150%"/>
      <style:text-properties style:font-name="Times New Roman" fo:font-style="normal" officeooo:rsid="00caf732" officeooo:paragraph-rsid="00caf732" style:font-style-asian="normal" style:font-style-complex="normal"/>
    </style:style>
    <style:style style:name="P14" style:family="paragraph" style:parent-style-name="arial" style:list-style-name="L1">
      <style:paragraph-properties fo:line-height="150%"/>
      <style:text-properties style:font-name="Times New Roman" fo:font-style="normal" officeooo:rsid="00caf732" officeooo:paragraph-rsid="00d8e031" style:font-style-asian="normal" style:font-style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font-style="normal" officeooo:rsid="00cca298" officeooo:paragraph-rsid="00cca298" style:font-style-asian="normal" style:font-style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font-style="normal" officeooo:rsid="00ce4dab" officeooo:paragraph-rsid="00ce4dab" style:font-style-asian="normal" style:font-style-complex="normal"/>
    </style:style>
    <style:style style:name="P17" style:family="paragraph" style:parent-style-name="arial" style:list-style-name="L1">
      <style:paragraph-properties fo:line-height="150%"/>
      <style:text-properties style:font-name="Times New Roman" fo:font-style="normal" officeooo:rsid="00ce4dab" officeooo:paragraph-rsid="00e136a9" style:font-style-asian="normal" style:font-style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font-style="normal" officeooo:rsid="00d11a8c" officeooo:paragraph-rsid="00d11a8c" style:font-style-asian="normal" style:font-style-complex="normal"/>
    </style:style>
    <style:style style:name="P19" style:family="paragraph" style:parent-style-name="arial" style:list-style-name="L1">
      <style:paragraph-properties fo:line-height="150%"/>
      <style:text-properties style:font-name="Times New Roman" fo:font-style="normal" officeooo:rsid="00d402d4" officeooo:paragraph-rsid="00db7115" style:font-style-asian="normal" style:font-style-complex="normal"/>
    </style:style>
    <style:style style:name="P20" style:family="paragraph" style:parent-style-name="arial" style:list-style-name="L1">
      <style:paragraph-properties fo:line-height="150%"/>
      <style:text-properties style:font-name="Times New Roman" fo:font-style="italic" officeooo:rsid="006c1cc6" style:font-style-asian="italic" style:font-style-complex="italic"/>
    </style:style>
    <style:style style:name="P21" style:family="paragraph" style:parent-style-name="arial" style:list-style-name="L1">
      <style:paragraph-properties fo:line-height="150%"/>
      <style:text-properties style:font-name="Times New Roman" fo:font-style="italic" officeooo:rsid="00c99067" officeooo:paragraph-rsid="00c99067" style:font-style-asian="italic" style:font-style-complex="italic"/>
    </style:style>
    <style:style style:name="P22" style:family="paragraph" style:parent-style-name="arial" style:list-style-name="L1">
      <style:paragraph-properties fo:line-height="150%"/>
      <style:text-properties style:font-name="Times New Roman" fo:font-style="italic" officeooo:rsid="00caf732" officeooo:paragraph-rsid="00d8e031" style:font-style-asian="italic" style:font-style-complex="italic"/>
    </style:style>
    <style:style style:name="P23" style:family="paragraph" style:parent-style-name="arial" style:list-style-name="L1">
      <style:paragraph-properties fo:line-height="150%"/>
      <style:text-properties style:font-name="Times New Roman" fo:font-style="italic" officeooo:rsid="00cca298" officeooo:paragraph-rsid="00cca298" style:font-style-asian="italic" style:font-style-complex="italic"/>
    </style:style>
    <style:style style:name="P24" style:family="paragraph" style:parent-style-name="arial" style:list-style-name="L1">
      <style:paragraph-properties fo:line-height="150%"/>
      <style:text-properties style:font-name="Times New Roman" fo:font-style="italic" officeooo:rsid="00ce4dab" officeooo:paragraph-rsid="00ce4dab" style:font-style-asian="italic" style:font-style-complex="italic"/>
    </style:style>
    <style:style style:name="P25" style:family="paragraph" style:parent-style-name="arial" style:list-style-name="L1">
      <style:paragraph-properties fo:line-height="150%"/>
      <style:text-properties style:font-name="Times New Roman" fo:font-style="italic" officeooo:rsid="00ce87f8" officeooo:paragraph-rsid="00d402d4" style:font-style-asian="italic" style:font-style-complex="italic"/>
    </style:style>
    <style:style style:name="P26" style:family="paragraph" style:parent-style-name="arial" style:list-style-name="L1">
      <style:paragraph-properties fo:line-height="150%"/>
      <style:text-properties style:font-name="Times New Roman" fo:font-style="italic" officeooo:rsid="00ce87f8" officeooo:paragraph-rsid="00e136a9" style:font-style-asian="italic" style:font-style-complex="italic"/>
    </style:style>
    <style:style style:name="P27" style:family="paragraph" style:parent-style-name="arial" style:list-style-name="L1">
      <style:paragraph-properties fo:line-height="150%"/>
      <style:text-properties style:font-name="Times New Roman" fo:font-style="italic" officeooo:rsid="00e0de50" officeooo:paragraph-rsid="00e0de50" style:font-style-asian="italic" style:font-style-complex="italic"/>
    </style:style>
    <style:style style:name="P28" style:family="paragraph" style:parent-style-name="arial" style:list-style-name="L1">
      <style:paragraph-properties fo:line-height="150%"/>
      <style:text-properties style:font-name="Times New Roman" fo:font-style="italic" officeooo:rsid="00e2bee6" officeooo:paragraph-rsid="00e2bee6" style:font-style-asian="italic" style:font-style-complex="italic"/>
    </style:style>
    <style:style style:name="P29" style:family="paragraph" style:parent-style-name="arial" style:list-style-name="L1">
      <style:paragraph-properties fo:line-height="150%"/>
      <style:text-properties style:font-name="Times New Roman" fo:font-style="italic" officeooo:rsid="00e2bee6" officeooo:paragraph-rsid="00e70ea8" style:font-style-asian="italic" style:font-style-complex="italic"/>
    </style:style>
    <style:style style:name="P30" style:family="paragraph" style:parent-style-name="arial" style:list-style-name="L1">
      <style:paragraph-properties fo:line-height="150%"/>
      <style:text-properties style:font-name="Times New Roman" fo:font-style="italic" officeooo:rsid="00e77479" officeooo:paragraph-rsid="00e77479" style:font-style-asian="italic" style:font-style-complex="italic"/>
    </style:style>
    <style:style style:name="P3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dfffed" officeooo:paragraph-rsid="00dfffed" style:font-style-asian="normal" style:font-style-complex="normal"/>
    </style:style>
    <style:style style:name="P32" style:family="paragraph" style:parent-style-name="arial">
      <style:paragraph-properties fo:line-height="150%"/>
      <style:text-properties style:font-name="Times New Roman" fo:language="en" fo:country="US" fo:font-style="normal" officeooo:rsid="00e0de50" officeooo:paragraph-rsid="00e136a9" style:font-style-asian="normal" style:font-style-complex="normal"/>
    </style:style>
    <style:style style:name="P33" style:family="paragraph" style:parent-style-name="arial">
      <style:paragraph-properties fo:line-height="150%"/>
      <style:text-properties style:font-name="Times New Roman" fo:language="en" fo:country="US" fo:font-style="normal" officeooo:rsid="00e44d7e" officeooo:paragraph-rsid="00e2bee6" style:font-style-asian="normal" style:font-style-complex="normal"/>
    </style:style>
    <style:style style:name="P34" style:family="paragraph" style:parent-style-name="arial" style:list-style-name="L1">
      <style:paragraph-properties fo:line-height="150%"/>
      <style:text-properties officeooo:rsid="00c80173" officeooo:paragraph-rsid="00c80173"/>
    </style:style>
    <style:style style:name="T1" style:family="text">
      <style:text-properties officeooo:rsid="00c137b9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caf732" style:font-style-asian="italic" style:font-style-complex="italic"/>
    </style:style>
    <style:style style:name="T5" style:family="text">
      <style:text-properties fo:font-style="italic" officeooo:rsid="00d6ecaf" style:font-style-asian="italic" style:font-style-complex="italic"/>
    </style:style>
    <style:style style:name="T6" style:family="text">
      <style:text-properties fo:font-style="italic" officeooo:rsid="00d3422b" style:font-style-asian="italic" style:font-style-complex="italic"/>
    </style:style>
    <style:style style:name="T7" style:family="text">
      <style:text-properties fo:font-style="italic" fo:font-weight="normal" officeooo:rsid="00c89351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tyle="italic" officeooo:rsid="00c35c3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d3422b" style:font-style-asian="normal" style:font-style-complex="normal"/>
    </style:style>
    <style:style style:name="T12" style:family="text">
      <style:text-properties officeooo:rsid="00c6d9a5"/>
    </style:style>
    <style:style style:name="T13" style:family="text">
      <style:text-properties officeooo:rsid="00c89351"/>
    </style:style>
    <style:style style:name="T14" style:family="text">
      <style:text-properties officeooo:rsid="00cca298"/>
    </style:style>
    <style:style style:name="T15" style:family="text">
      <style:text-properties officeooo:rsid="00ce4dab"/>
    </style:style>
    <style:style style:name="T16" style:family="text">
      <style:text-properties officeooo:rsid="00ce87f8"/>
    </style:style>
    <style:style style:name="T17" style:family="text">
      <style:text-properties officeooo:rsid="00d13e60"/>
    </style:style>
    <style:style style:name="T18" style:family="text">
      <style:text-properties officeooo:rsid="00d1c505"/>
    </style:style>
    <style:style style:name="T19" style:family="text">
      <style:text-properties officeooo:rsid="00d3422b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fo:font-style="normal" officeooo:rsid="00cf8902" style:font-style-asian="normal" style:font-style-complex="normal"/>
    </style:style>
    <style:style style:name="T23" style:family="text">
      <style:text-properties fo:language="en" fo:country="US" fo:font-style="normal" officeooo:rsid="00d402d4" style:font-style-asian="normal" style:font-style-complex="normal"/>
    </style:style>
    <style:style style:name="T24" style:family="text">
      <style:text-properties fo:language="en" fo:country="US" fo:font-style="normal" officeooo:rsid="00e0de50" style:font-style-asian="normal" style:font-style-complex="normal"/>
    </style:style>
    <style:style style:name="T25" style:family="text">
      <style:text-properties fo:language="en" fo:country="US" fo:font-style="normal" officeooo:rsid="00e136a9" style:font-style-asian="normal" style:font-style-complex="normal"/>
    </style:style>
    <style:style style:name="T26" style:family="text">
      <style:text-properties fo:language="en" fo:country="US" fo:font-style="normal" officeooo:rsid="00e44d7e" style:font-style-asian="normal" style:font-style-complex="normal"/>
    </style:style>
    <style:style style:name="T27" style:family="text">
      <style:text-properties fo:language="en" fo:country="US" fo:font-style="normal" officeooo:rsid="00e5fb2e" style:font-style-asian="normal" style:font-style-complex="normal"/>
    </style:style>
    <style:style style:name="T28" style:family="text">
      <style:text-properties fo:language="en" fo:country="US" fo:font-style="normal" officeooo:rsid="00e70ea8" style:font-style-asian="normal" style:font-style-complex="normal"/>
    </style:style>
    <style:style style:name="T29" style:family="text">
      <style:text-properties fo:language="en" fo:country="US" officeooo:rsid="00e0de50"/>
    </style:style>
    <style:style style:name="T30" style:family="text">
      <style:text-properties fo:language="en" fo:country="US" officeooo:rsid="00d1c505"/>
    </style:style>
    <style:style style:name="T31" style:family="text">
      <style:text-properties fo:language="en" fo:country="US" officeooo:rsid="00e21952"/>
    </style:style>
    <style:style style:name="T32" style:family="text">
      <style:text-properties fo:language="en" fo:country="US" officeooo:rsid="00e5fb2e"/>
    </style:style>
    <style:style style:name="T33" style:family="text">
      <style:text-properties fo:language="en" fo:country="US" officeooo:rsid="00caf732"/>
    </style:style>
    <style:style style:name="T34" style:family="text">
      <style:text-properties officeooo:rsid="00d8e031"/>
    </style:style>
    <style:style style:name="T35" style:family="text">
      <style:text-properties officeooo:rsid="00e136a9"/>
    </style:style>
    <style:style style:name="T36" style:family="text">
      <style:text-properties officeooo:rsid="00e90417"/>
    </style:style>
    <style:style style:name="T37" style:family="text">
      <style:text-properties officeooo:rsid="00ea62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<text:span text:style-name="T36">3</text:span> - <text:span text:style-name="T12">Vagrant</text:span></text:p>
      <text:p text:style-name="P10">Lab environment setup</text:p>
      <text:list xml:id="list4278837173" text:style-name="L1">
        <text:list-item>
          <text:p text:style-name="P11">Make sure all the required software<text:span text:style-name="T37">s</text:span> <text:span text:style-name="T37">are</text:span> installed :</text:p>
          <text:list>
            <text:list-item>
              <text:p text:style-name="P34"><text:span text:style-name="T9">G</text:span><text:span text:style-name="T8">it</text:span></text:p>
            </text:list-item>
            <text:list-item>
              <text:p text:style-name="P20">Vagrant</text:p>
            </text:list-item>
          </text:list>
        </text:list-item>
        <text:list-item>
          <text:p text:style-name="P12">C<text:span text:style-name="T13">reate</text:span> the <text:span text:style-name="T7">~/vagrantfiles</text:span><text:span text:style-name="T13"> </text:span>directory, <text:span text:style-name="T13">and cd to it</text:span> .</text:p>
        </text:list-item>
        <text:list-item>
          <text:p text:style-name="P21"><text:span text:style-name="T10">Clone the git repository :</text:span> <text:a xlink:type="simple" xlink:href="https://github.com/xiaopeng163/docker-k8s-lab" text:style-name="Internet_20_link" text:visited-style-name="Visited_20_Internet_20_Link">https://github.com/xiaopeng163/docker-k8s-lab</text:a></text:p>
        </text:list-item>
      </text:list>
      <text:p text:style-name="P5"/>
      <text:p text:style-name="P6">Vagrant with one node</text:p>
      <text:list xml:id="list50860181806204" text:continue-numbering="true" text:style-name="L1">
        <text:list-item>
          <text:p text:style-name="P22"><text:span text:style-name="T10">cd to :</text:span> docker-k8s-lab/lab/docker/single-node/vagrant-centos7</text:p>
          <text:list>
            <text:list-item>
              <text:p text:style-name="P22"><text:span text:style-name="T11">Describe the content of </text:span><text:span text:style-name="T19">Vagrantfile</text:span><text:span text:style-name="T11"> file .</text:span></text:p>
            </text:list-item>
          </text:list>
        </text:list-item>
        <text:list-item>
          <text:p text:style-name="P13"><text:span text:style-name="T34">S</text:span>tart and provision the vagrant environment <text:span text:style-name="T14">with the command :</text:span></text:p>
          <text:p text:style-name="P23">vagrant up</text:p>
        </text:list-item>
        <text:list-item>
          <text:p text:style-name="P15"><text:span text:style-name="T15">O</text:span>utput status of the vagrant machine <text:span text:style-name="T15">with command :</text:span></text:p>
          <text:p text:style-name="P24">vagrant status</text:p>
        </text:list-item>
        <text:list-item>
          <text:p text:style-name="P16"><text:span text:style-name="T16">C</text:span>onnect to machine via SSH</text:p>
          <text:p text:style-name="P25">vagrant ssh</text:p>
          <text:list>
            <text:list-item>
              <text:p text:style-name="P25"><text:span text:style-name="T22">W</text:span><text:span text:style-name="T21">hat is the authentication method ?</text:span></text:p>
            </text:list-item>
          </text:list>
        </text:list-item>
        <text:list-item>
          <text:p text:style-name="P25"><text:span text:style-name="T23">Exit </text:span><text:span text:style-name="T24">and stop the vagrant machine with the command:</text:span></text:p>
          <text:p text:style-name="P27"><text:span text:style-name="T29">v</text:span><text:span text:style-name="T20">agrant halt</text:span></text:p>
        </text:list-item>
        <text:list-item>
          <text:p text:style-name="P18">cd to : <text:span text:style-name="T4">docker-k8s-lab/lab/docker/single-node/vagrant-</text:span><text:span text:style-name="T3">ubuntu</text:span><text:span text:style-name="T5">1604</text:span><text:span text:style-name="T3">.</text:span></text:p>
        </text:list-item>
        <text:list-item>
          <text:p text:style-name="P18">Do the same thing as centos7 <text:span text:style-name="T17">(4 to 8).</text:span></text:p>
        </text:list-item>
      </text:list>
      <text:p text:style-name="P4"/>
      <text:p text:style-name="P7">Vagrant with <text:span text:style-name="T18">two</text:span> node<text:span text:style-name="T18">s</text:span></text:p>
      <text:list xml:id="list50860172881814" text:continue-numbering="true" text:style-name="L1">
        <text:list-item>
          <text:p text:style-name="P19">cd to <text:span text:style-name="T3">docker-k8s-lab/lab/docker/multi-node/vagrant</text:span></text:p>
          <text:list>
            <text:list-item>
              <text:p text:style-name="P19"><text:span text:style-name="T19">Describe the content of </text:span><text:span text:style-name="T6">Vagrantfile</text:span><text:span text:style-name="T19"> file.</text:span></text:p>
            </text:list-item>
            <text:list-item>
              <text:p text:style-name="P31">What is the difference between this vagrantfile and that described in question 4 ?</text:p>
            </text:list-item>
          </text:list>
        </text:list-item>
        <text:list-item>
          <text:p text:style-name="P14"><text:span text:style-name="T34">S</text:span>tart and provision the vagrant environment.</text:p>
        </text:list-item>
        <text:list-item>
          <text:p text:style-name="P17"><text:span text:style-name="T16">C</text:span>onnect to <text:span text:style-name="T35">each</text:span> <text:span text:style-name="T35">vagrant </text:span>machine v<text:span text:style-name="T35">ia SSH.</text:span></text:p>
        </text:list-item>
        <text:list-item>
          <text:p text:style-name="P26"><text:soft-page-break/><text:span text:style-name="T23">Exit </text:span><text:span text:style-name="T24">and stop the </text:span><text:span text:style-name="T25">each </text:span><text:span text:style-name="T24">vagrant machine.</text:span></text:p>
        </text:list-item>
      </text:list>
      <text:p text:style-name="P32"/>
      <text:p text:style-name="P8"><text:span text:style-name="T24">Vagrant with </text:span><text:span text:style-name="T31">three</text:span><text:span text:style-name="T24"> node</text:span><text:span text:style-name="T30">s</text:span></text:p>
      <text:list xml:id="list50861162075095" text:continue-numbering="true" text:style-name="L1">
        <text:list-item>
          <text:p text:style-name="P28"><text:span text:style-name="T24">c</text:span><text:span text:style-name="T21">d to </text:span><text:span text:style-name="T20">lab/k8s/multi-node/vagrant/</text:span><text:span text:style-name="T21"> </text:span><text:span text:style-name="T26">and do the same thing.</text:span></text:p>
        </text:list-item>
      </text:list>
      <text:p text:style-name="P33"/>
      <text:p text:style-name="P9"><text:span text:style-name="T32">Other v</text:span><text:span text:style-name="T29">agrant </text:span><text:span text:style-name="T32">commands</text:span></text:p>
      <text:list xml:id="list50861766382789" text:continue-numbering="true" text:style-name="L1">
        <text:list-item>
          <text:p text:style-name="P28"><text:span text:style-name="T27">O</text:span><text:span text:style-name="T26">utput status Vagrant environments for this user.</text:span></text:p>
        </text:list-item>
        <text:list-item>
          <text:p text:style-name="P29"><text:span text:style-name="T28">S</text:span><text:span text:style-name="T27">top and delete all traces of the </text:span><text:span text:style-name="T33">centos7</text:span><text:span text:style-name="T27"> vagrant machine.</text:span></text:p>
        </text:list-item>
        <text:list-item>
          <text:p text:style-name="P30"><text:span text:style-name="T27">L</text:span><text:span text:style-name="T21">ist the vagrant box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0c137b9"/>
    </style:style>
    <style:style style:name="M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PI DevOps Tools Engineer<text:tab/><text:tab/>Labs</text:p>
      </style:header>
      <style:footer>
        <text:p text:style-name="MP2"><text:tab/><text:page-number text:select-page="current">2</text:page-number>/<text:span text:style-name="MT1">2<text:tab/></text:span><text:span text:style-name="MT2">Brahim HAMD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08:25.255083119</meta:creation-date>
    <dc:date>2019-06-18T05:08:59.680790169</dc:date>
    <meta:editing-duration>PT3H21M40S</meta:editing-duration>
    <meta:editing-cycles>185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22" meta:character-count="1368" meta:non-whitespace-character-count="1204"/>
  </office:meta>
</office:document-meta>
</file>